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 style:list-style-name="L1"/>
    <style:style style:name="T1" style:family="text">
      <style:text-properties style:text-position="super 58%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Zack Lawton</text:p>
      <text:p text:style-name="Standard">Date05 Test Plan</text:p>
      <text:p text:style-name="Standard"/>
      <text:list xml:id="list6950829694152541782" text:style-name="L1">
        <text:list-item>
          <text:p text:style-name="P1">Test the Day of Year logic</text:p>
          <text:list>
            <text:list-item>
              <text:p text:style-name="P1">test day 1</text:p>
              <text:list>
                <text:list-item>
                  <text:p text:style-name="P1">test for leap year</text:p>
                </text:list-item>
                <text:list-item>
                  <text:p text:style-name="P1">test for non leap year</text:p>
                </text:list-item>
              </text:list>
            </text:list-item>
            <text:list-item>
              <text:p text:style-name="P1">Test February 29<text:span text:style-name="T1">th</text:span> in leap year</text:p>
            </text:list-item>
            <text:list-item>
              <text:p text:style-name="P1">test Februrary 28<text:span text:style-name="T1">th</text:span></text:p>
              <text:list>
                <text:list-item>
                  <text:p text:style-name="P1">test for Leap year</text:p>
                </text:list-item>
                <text:list-item>
                  <text:p text:style-name="P1">Non-leap year</text:p>
                </text:list-item>
              </text:list>
            </text:list-item>
            <text:list-item>
              <text:p text:style-name="P1">test March 1 in non leap year</text:p>
            </text:list-item>
            <text:list-item>
              <text:p text:style-name="P1">test March 1 in leap year</text:p>
            </text:list-item>
            <text:list-item>
              <text:p text:style-name="P1">test March 2 in non leap year</text:p>
            </text:list-item>
            <text:list-item>
              <text:p text:style-name="P1">test last day of year</text:p>
              <text:list>
                <text:list-item>
                  <text:p text:style-name="P1">test leap year</text:p>
                </text:list-item>
                <text:list-item>
                  <text:p text:style-name="P1">test non leap year</text:p>
                </text:list-item>
              </text:list>
            </text:list-item>
            <text:list-item>
              <text:p text:style-name="P1">Display everything</text:p>
            </text:list-item>
          </text:list>
        </text:list-item>
        <text:list-item>
          <text:p text:style-name="P1">Test the system date</text:p>
          <text:list>
            <text:list-item>
              <text:p text:style-name="P1">run function that retrieves the system time</text:p>
            </text:list-item>
            <text:list-item>
              <text:p text:style-name="P1">display everything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Zack Lawton</meta:initial-creator>
    <meta:creation-date>2014-02-24T12:41:33</meta:creation-date>
    <meta:document-statistic meta:table-count="0" meta:image-count="0" meta:object-count="0" meta:page-count="1" meta:paragraph-count="20" meta:word-count="103" meta:character-count="437"/>
    <dc:date>2014-02-24T12:44:52</dc:date>
    <dc:creator>Zack Lawton</dc:creator>
    <meta:editing-duration>PT3M19S</meta:editing-duration>
    <meta:editing-cycles>1</meta:editing-cycles>
    <meta:generator>OpenOffice/4.0.1$Unix OpenOffice.org_project/401m5$Build-9714</meta:generator>
  </office:meta>
</office:document-meta>
</file>